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1824B2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4.29cm, 5.08cm, 2.859cm, 10.1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413cm" svg:y="0.741cm" svg:width="26.525cm" svg:height="14.919cm" draw:z-index="0"><draw:image xlink:href="Pictures/1000000000000780000004381824B2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zumalo shi</meta:initial-creator>
    <meta:creation-date>2014-01-04T14:34:10.59</meta:creation-date>
    <meta:document-statistic meta:table-count="0" meta:image-count="1" meta:object-count="0" meta:page-count="1" meta:paragraph-count="0" meta:word-count="0" meta:character-count="0"/>
    <dc:date>2014-01-04T14:35:59.61</dc:date>
    <dc:creator>shizumalo shi</dc:creator>
    <meta:editing-duration>PT1M49S</meta:editing-duration>
    <meta:editing-cycles>1</meta:editing-cycles>
    <meta:generator>OpenOffice/4.0.1$Win32 OpenOffice.org_project/401m5$Build-9714</meta:generator>
  </office:meta>
</office:document-meta>
</file>